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ee8" officeooo:paragraph-rsid="0014e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hing PROVIDES 'core-image-base'</text:p>
      <text:p text:style-name="P1">core-image-base was skipped: 'terminator' in IMAGE_FEATURES (added via EXTRA_IMAGE_FEATURES) is not a valid image feature. Valid features: allow-empty-password dbg-pkgs debug-tweaks dev-pkgs doc doc-pkgs eclipse-debug empty-root-password hwcodecs nfs-client nfs-server package-management post-install-logging ptest-pkgs read-only-rootfs splash ssh-server-dropbear ssh-server-openssh staticdev-pkgs tools-debug tools-profile tools-sdk tools-testapps x11 x11-base x11-s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3:05:25.212678324</meta:creation-date>
    <dc:date>2017-12-21T19:33:01.155412189</dc:date>
    <meta:editing-duration>PT6H17M25S</meta:editing-duration>
    <meta:editing-cycles>1</meta:editing-cycles>
    <meta:document-statistic meta:table-count="0" meta:image-count="0" meta:object-count="0" meta:page-count="1" meta:paragraph-count="2" meta:word-count="46" meta:character-count="504" meta:non-whitespace-character-count="460"/>
    <meta:generator>LibreOffice/5.1.6.2$Linux_X86_64 LibreOffice_project/10m0$Build-2</meta:generator>
  </office:meta>
</office:document-meta>
</file>